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173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(127)</text:p>
          </table:table-cell>
          <table:table-cell office:value-type="string" calcext:value-type="string">
            <text:p>Is_violated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NumericTokenStre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attributes/CharTermAttribute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Abstract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Fieldabl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Numeric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BufferedDelet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BufferedDeletesStrea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heckIndex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ixCodedTerms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PreFlexField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epPostingsWriterImp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Postings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TermsDict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Directory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uments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lterIndex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WriterConfig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TermsEnu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NormsWri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NormsWriterPerFiel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Parallel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Payload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Delete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Merg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Read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SlowMultiReaderWrapp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Enum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ta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lean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leanScor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onstantScoreAutoRewri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ach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acheTermsFilt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ltered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IndexSearch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Term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corer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coringRewri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imilarit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Que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earch/Weigh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DataInpu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Dire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FSDire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MMapDire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store/RAMDirectory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FST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PairOutput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BytesRef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BytesRefHash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DoubleBarrelLRUCach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IOUtils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acked/Packed32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acked/Packed64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PerReaderTermState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util/ReaderUtil.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lucene/dev/trunk/lucene/src/java/org/apache/lucene/analysis/Tokeniz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document/Documen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BlockTerm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Block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BlockTerm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CodecProvi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DefaultSegmentInfo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DefaultSegmentInfo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DeltaByte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DeltaByte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FixedGapTermsIndex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FixedGapTermsIndex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FixedIntBlock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FixedIntBlockIndexOut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VariableIntBlock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intblock/VariableIntBlockIndexOut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ostings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ostingsRead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ostingsWrit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ixCoded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ixCodedTerm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PreFlex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SegmentTerm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SegmentTermPosi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TermBuff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TermInf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reflex/TermInfo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ulsing/Pulsing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ulsing/PulsingPostingsRead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pulsing/PulsingPostingsWrit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IntIndex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IntIndexOut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ep/SepPostingsReader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impletext/SimpleText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impletext/SimpleTextField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impletext/SimpleTextField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impleStandardTermsIndex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Code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standard/StandardPosting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TermsIndexRead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TermsIndexWrit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VariableGapTermsIndex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decs/VariableGapTermsIndex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mpoundFile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ConcurrentMergeSchedul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Process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FieldProcessorPerThrea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Inver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InverterPer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DocumentsWriterThread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Inf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Info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ield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reqProxTerm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FreqProxTermsWriterPer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dexFileDele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vertedDoc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InvertedDocEnd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LogByteSize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Log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MultiField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NoMerge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OrdTerm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PerFieldCodecWrap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PersistentSnapshotDeletionPolic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Code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Info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Info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Read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egmentWrite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StoredField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Has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sHashConsum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VectorsRea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VectorsTermsWri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index/TermVectorsTermsWriterPer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CharStrea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ParseExcepti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QueryPars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QueryParserBas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QueryParserConstant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QueryParserTokenManag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Toke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queryParser/TokenMgrErr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Automaton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Automaton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leanScorer2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st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BoostAttribute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Byte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CachedArra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CachedArray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DocTerm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DocTermsIndex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Double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Entry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EntryCreatorWithOp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EntryKe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Float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Int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Long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ShortValuesCre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e/SimpleEntryKe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ingSpan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achingWrapper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haining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onjunction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ConstantScor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DefaultSimilarit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DisjunctionMax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DisjunctionSum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ExactPhrase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acheRange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eldCompar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iltered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CustomScor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MultiValu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OrdField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ReverseOrdField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ValueSourc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nction/ValueSourc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zzy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FuzzyTerms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atchAllDocs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axNonCompetitiveBoostAttribu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axNonCompetitiveBoostAttribute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Phras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MultiTermQueryWrapper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NumericRange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NumericRang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PayloadNear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ayloads/PayloadTerm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hras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hrase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Prefix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QueryTermV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QueryWrapper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coreCachingWrapping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coreDoc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imilarityDelega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or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ortField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QueryFilt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FieldMaskingSpan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First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MultiTermQueryWrapp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NearPayloadCheck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Near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Or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PayloadCheck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PositionCheck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PositionRang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Term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spans/SpanWeigh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CollectingRewri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Range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ermScor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Doc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Field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ScoreDoc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pTermsRewri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TotalHitCountCollecto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earch/WildcardQue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ByteArrayDataInput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FileSwitchDire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NIOFSDire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store/SimpleFSDirectory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rray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ttributeImp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Automat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BasicOperations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Builder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BytesRefFST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FST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IntsRefFSTEnum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NodeHash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fst/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RunAutomaton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State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automaton/UTF32ToUTF8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ByteBlockPoo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CollectionUtil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IntsRef.j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lucene/dev/trunk/lucene/src/java/org/apache/lucene/util/RecyclingByteBlockAllocator.jav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25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6:19:05.445572491</dc:date>
    <meta:document-statistic meta:table-count="1" meta:cell-count="516" meta:object-count="0"/>
    <meta:generator>LibreOffice/4.2.7.2$Linux_X86_64 LibreOffice_project/420m0$Build-2</meta:generator>
  </office:meta>
</office:document-meta>
</file>